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353cm" loext:contextual-spacing="false" fo:line-height="138%" fo:text-align="justify" style:justify-single-word="false" style:writing-mode="lr-tb"/>
    </style:style>
    <style:style style:name="P2" style:family="paragraph" style:parent-style-name="Text_20_body">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3" style:family="paragraph" style:parent-style-name="Text_20_body">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list-style-name="L1">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5" style:family="paragraph" style:parent-style-name="Text_20_body" style:list-style-name="L3">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6" style:family="paragraph" style:parent-style-name="Text_20_body" style:list-style-name="L4">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7" style:family="paragraph" style:parent-style-name="Text_20_body" style:list-style-name="L5">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8" style:family="paragraph" style:parent-style-name="Text_20_body" style:list-style-name="L6">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1"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2"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3"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4"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font-name="Times New Roman" fo:font-size="14pt"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fo:color="#0000ff"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Times New Roman" fo:font-size="11pt" fo:font-style="normal" fo:font-weight="normal"/>
    </style:style>
    <style:style style:name="T7" style:family="text">
      <style:text-properties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daf92b0-7fff-d103-99c2-1447c30f77dd"/><text:span text:style-name="T1">                                 </text:span><text:span text:style-name="T4">CURRICULUM VITAE</text:span></text:p>
      <text:p text:style-name="Text_20_body"/>
      <text:p text:style-name="P1"><text:span text:style-name="T2">KRISHNAPRABHA  P.S</text:span></text:p>
      <text:p text:style-name="P2">D/o Sasi P.V</text:p>
      <text:p text:style-name="P2">Parakkadavungal House</text:p>
      <text:p text:style-name="P2">P.O Vallachira</text:p>
      <text:p text:style-name="P2">Elamkunnu, Vallachira</text:p>
      <text:p text:style-name="P2">Thrissur-680562</text:p>
      <text:p text:style-name="P2">Contact number: +91-9946246176</text:p>
      <text:p text:style-name="P1"><text:span text:style-name="T3">Mail id: </text:span><text:a xlink:type="simple" xlink:href="mailto:krishnaprabha998@gmail.com" text:style-name="Internet_20_link" text:visited-style-name="Visited_20_Internet_20_Link"><text:span text:style-name="T5">krishnaprabha998@gmail.com</text:span></text:a><text:a xlink:type="simple" xlink:href="mailto:krishnaprabha998@gmail.com" text:style-name="Internet_20_link" text:visited-style-name="Visited_20_Internet_20_Link"><text:span text:style-name="T1">    </text:span></text:a></text:p>
      <text:p text:style-name="Text_20_body"/>
      <text:p text:style-name="P2">CAREER OBJECTIVE</text:p>
      <text:p text:style-name="P3">        <text:span text:style-name="T6">To work with a desire for accepting challenge there by increasing my knowdge and contributing towords the growth of the organization and to use in the corporate ladder with perseverance, dedication and organizational goals in a spirit of teamwork and coorperation,</text:span></text:p>
      <text:p text:style-name="Text_20_body"/>
      <text:p text:style-name="P2">ACADEMIC PROFILES</text:p>
      <text:list xml:id="list9184449885941153219" text:style-name="L1">
        <text:list-item>
          <text:p text:style-name="P9">SSLC</text:p>
        </text:list-item>
        <text:list-item>
          <text:p text:style-name="P9">Plus two</text:p>
        </text:list-item>
        <text:list-item>
          <text:p text:style-name="P4">BCA</text:p>
        </text:list-item>
      </text:list>
      <text:p text:style-name="P2">COMPUTER PROFICIENCY</text:p>
      <text:list xml:id="list7502477388869993594" text:style-name="L2">
        <text:list-item>
          <text:p text:style-name="P10">OS :WINDOWS,LINUS</text:p>
        </text:list-item>
        <text:list-item>
          <text:p text:style-name="P10">MS OFFICE, MS WORD</text:p>
        </text:list-item>
        <text:list-item>
          <text:p text:style-name="P10">COMPUTER LANGUAGES :C, C++, COBOL, JAVA, ANDROID, VB, VC++, SQL,ORACLE,  WEB PROGRAMMING</text:p>
        </text:list-item>
      </text:list>
      <text:p text:style-name="Text_20_body"/>
      <text:list xml:id="list3544497319564888635" text:style-name="L3">
        <text:list-item>
          <text:p text:style-name="P11">INTERNET BASICS</text:p>
        </text:list-item>
        <text:list-item>
          <text:p text:style-name="P5">DATA ENTRY</text:p>
        </text:list-item>
      </text:list>
      <text:p text:style-name="Text_20_body"/>
      <text:p text:style-name="P2">STRENGTH</text:p>
      <text:list xml:id="list3530075333442113038" text:style-name="L4">
        <text:list-item>
          <text:p text:style-name="P12"><text:soft-page-break/>Excellent team leader</text:p>
        </text:list-item>
        <text:list-item>
          <text:p text:style-name="P12">Strategic planner</text:p>
        </text:list-item>
        <text:list-item>
          <text:p text:style-name="P12">Work hard to achieve target on time</text:p>
        </text:list-item>
        <text:list-item>
          <text:p text:style-name="P6">Commitment towards work</text:p>
        </text:list-item>
      </text:list>
      <text:p text:style-name="P2">EXPERIENCE</text:p>
      <text:list xml:id="list144689411543570909" text:style-name="L5">
        <text:list-item>
          <text:p text:style-name="P13">6 Month internship in data entry</text:p>
        </text:list-item>
        <text:list-item>
          <text:p text:style-name="P7">5 Month work at TATA Hyson motors as CRE (assisting CRM)</text:p>
        </text:list-item>
      </text:list>
      <text:p text:style-name="P2">PERSONAL PROFILE</text:p>
      <text:list xml:id="list1227279107786940467" text:style-name="L6">
        <text:list-item>
          <text:p text:style-name="P14">Father’s Name: Sasi P.V</text:p>
        </text:list-item>
        <text:list-item>
          <text:p text:style-name="P14">Date of birth : 15/02/1998</text:p>
        </text:list-item>
        <text:list-item>
          <text:p text:style-name="P14">Gender :Female</text:p>
        </text:list-item>
        <text:list-item>
          <text:p text:style-name="P14">Nationality: INDIAN</text:p>
        </text:list-item>
        <text:list-item>
          <text:p text:style-name="P14">Marital status : Single</text:p>
        </text:list-item>
        <text:list-item>
          <text:p text:style-name="P14">Hobies : Watching Movie, Listening music , Dancing, Fashion designing,</text:p>
        </text:list-item>
        <text:list-item>
          <text:p text:style-name="P8">Language known: Malayalam, English, Hindi</text:p>
        </text:list-item>
      </text:list>
      <text:p text:style-name="Text_20_body"/>
      <text:p text:style-name="P2">DECLARATION</text:p>
      <text:p text:style-name="P2">I hereby declare that the above mentioned details are tyue to the best of my knowdge and belief</text:p>
      <text:p text:style-name="P2">Place: Thrissur</text:p>
      <text:p text:style-name="P1"><text:span text:style-name="T3">Date:</text:span><text:span text:style-name="T1">                                    </text:span><text:span text:style-name="T3">KRISHNAPRABHA P.S</text:span></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7:42:49.631916752</meta:creation-date>
    <dc:date>2020-02-11T17:44:44.469583813</dc:date>
    <meta:editing-duration>PT1M55S</meta:editing-duration>
    <meta:editing-cycles>1</meta:editing-cycles>
    <meta:document-statistic meta:table-count="0" meta:image-count="0" meta:object-count="0" meta:page-count="2" meta:paragraph-count="42" meta:word-count="206" meta:character-count="1343" meta:non-whitespace-character-count="1115"/>
    <meta:generator>LibreOffice/5.1.6.2$Linux_X86_64 LibreOffice_project/10m0$Build-2</meta:generator>
  </office:meta>
</office:document-meta>
</file>